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Problem Siz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Energy (Joules)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office:value-type="float" office:value="271.810729" calcext:value-type="float">
            <text:p>271.810729</text:p>
          </table:table-cell>
          <table:table-cell office:value-type="float" office:value="49530" calcext:value-type="float">
            <text:p>4953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office:value-type="float" office:value="271.520723" calcext:value-type="float">
            <text:p>271.520723</text:p>
          </table:table-cell>
          <table:table-cell office:value-type="float" office:value="49523" calcext:value-type="float">
            <text:p>4952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office:value-type="float" office:value="273.614412" calcext:value-type="float">
            <text:p>273.614412</text:p>
          </table:table-cell>
          <table:table-cell office:value-type="float" office:value="49593" calcext:value-type="float">
            <text:p>4959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22.591589" calcext:value-type="float">
            <text:p>122.591589</text:p>
          </table:table-cell>
          <table:table-cell office:value-type="float" office:value="22524" calcext:value-type="float">
            <text:p>2252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22.938495" calcext:value-type="float">
            <text:p>122.938495</text:p>
          </table:table-cell>
          <table:table-cell office:value-type="float" office:value="22649" calcext:value-type="float">
            <text:p>2264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21.057165" calcext:value-type="float">
            <text:p>121.057165</text:p>
          </table:table-cell>
          <table:table-cell office:value-type="float" office:value="22322" calcext:value-type="float">
            <text:p>22322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23.95414" calcext:value-type="float">
            <text:p>123.95414</text:p>
          </table:table-cell>
          <table:table-cell office:value-type="float" office:value="22288" calcext:value-type="float">
            <text:p>22288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21.358034" calcext:value-type="float">
            <text:p>121.358034</text:p>
          </table:table-cell>
          <table:table-cell office:value-type="float" office:value="21985" calcext:value-type="float">
            <text:p>2198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19.04942" calcext:value-type="float">
            <text:p>119.04942</text:p>
          </table:table-cell>
          <table:table-cell office:value-type="float" office:value="21671" calcext:value-type="float">
            <text:p>2167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15.481161" calcext:value-type="float">
            <text:p>115.481161</text:p>
          </table:table-cell>
          <table:table-cell office:value-type="float" office:value="20813" calcext:value-type="float">
            <text:p>2081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18.689454" calcext:value-type="float">
            <text:p>118.689454</text:p>
          </table:table-cell>
          <table:table-cell office:value-type="float" office:value="21121" calcext:value-type="float">
            <text:p>2112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19.7732" calcext:value-type="float">
            <text:p>119.7732</text:p>
          </table:table-cell>
          <table:table-cell office:value-type="float" office:value="21302" calcext:value-type="float">
            <text:p>2130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1:37:56.451401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05:08.747887900</meta:creation-date>
    <dc:date>2018-06-15T14:44:41.367752658</dc:date>
    <meta:editing-duration>PT1H32M53S</meta:editing-duration>
    <meta:editing-cycles>9</meta:editing-cycles>
    <meta:generator>LibreOffice/5.4.6.2$Linux_X86_64 LibreOffice_project/40m0$Build-2</meta:generator>
    <meta:document-statistic meta:table-count="3" meta:cell-count="65" meta:object-count="0"/>
  </office:meta>
</office:document-meta>
</file>